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cc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4.2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44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1.75cm"/>
    </style:style>
    <style:style style:name="gr9" style:family="graphic" style:parent-style-name="standard">
      <style:graphic-properties draw:stroke="dash" draw:stroke-dash="Dashed_20__28_var_29_" svg:stroke-color="#000000" draw:fill="solid" draw:fill-color="#99ff99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9.0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7.1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6.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4.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2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3" style:family="paragraph">
      <style:text-properties fo:font-size="18pt" fo:font-style="italic" style:font-size-asian="18pt" style:font-style-asian="italic" style:font-size-complex="18pt" style:font-style-complex="italic"/>
    </style:style>
    <style:style style:name="P4" style:family="paragraph"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33cm" svg:height="1.534cm" svg:x="8.801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4cm" svg:height="1.534cm" svg:x="10.334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1.868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3.401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4cm" svg:height="1.534cm" svg:x="14.934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16.468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4cm" svg:height="1.534cm" svg:x="18.001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19.535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21.068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2.601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24.134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5.668cm" svg:y="15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934cm" svg:y1="12.315cm" svg:x2="14.934cm" svg:y2="15.312cm">
          <text:p/>
        </draw:line>
        <draw:frame draw:style-name="gr5" draw:text-style-name="P2" draw:layer="layout" svg:width="3.728cm" svg:height="1.1cm" svg:x="13.073cm" svg:y="11.2cm">
          <draw:text-box>
            <text:p text:style-name="P1"><text:span text:style-name="T1">front (read)</text:span></text:p>
          </draw:text-box>
        </draw:frame>
        <draw:line draw:style-name="gr4" draw:text-style-name="P1" draw:layer="layout" svg:x1="22.602cm" svg:y1="12.315cm" svg:x2="22.602cm" svg:y2="15.312cm">
          <text:p/>
        </draw:line>
        <draw:frame draw:style-name="gr6" draw:text-style-name="P3" draw:layer="layout" svg:width="3.829cm" svg:height="1cm" svg:x="20.672cm" svg:y="11.2cm">
          <draw:text-box>
            <text:p><text:span text:style-name="T1">back (write)</text:span></text:p>
          </draw:text-box>
        </draw:frame>
        <draw:custom-shape draw:style-name="gr7" draw:text-style-name="P1" draw:layer="layout" svg:width="1.255cm" svg:height="7.527cm" draw:transform="rotate (1.5707963267949) translate (15.004cm 18.24cm)">
          <text:p/>
          <draw:enhanced-geometry svg:viewBox="0 0 21600 21600" draw:mirror-horizontal="false" draw:mirror-vertical="false" draw:glue-points="21600 0 0 10800 21600 21600" draw:text-areas="13800 ?f9 21600 ?f10" draw:type="left-brace" draw:modifiers="2152.029520295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2.078cm" svg:height="1.047cm" svg:x="17.723cm" svg:y="18.297cm">
          <draw:text-box>
            <text:p><text:span text:style-name="T2">Data</text:span></text:p>
          </draw:text-box>
        </draw:frame>
        <draw:custom-shape draw:style-name="gr1" draw:text-style-name="P1" draw:layer="layout" svg:width="1.533cm" svg:height="1.534cm" svg:x="8.8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4cm" svg:height="1.534cm" svg:x="10.333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1.867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3.4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4cm" svg:height="1.534cm" svg:x="14.933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6.467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4cm" svg:height="1.534cm" svg:x="18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19.534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21.067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2.6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24.133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5.667cm" svg:y="2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933cm" svg:y1="21.215cm" svg:x2="17.933cm" svg:y2="24.212cm">
          <text:p/>
        </draw:line>
        <draw:frame draw:style-name="gr5" draw:text-style-name="P2" draw:layer="layout" svg:width="3.728cm" svg:height="1.1cm" svg:x="16.072cm" svg:y="20.1cm">
          <draw:text-box>
            <text:p text:style-name="P1"><text:span text:style-name="T1">front (read)</text:span></text:p>
          </draw:text-box>
        </draw:frame>
        <draw:line draw:style-name="gr4" draw:text-style-name="P1" draw:layer="layout" svg:x1="22.601cm" svg:y1="21.215cm" svg:x2="22.601cm" svg:y2="24.212cm">
          <text:p/>
        </draw:line>
        <draw:frame draw:style-name="gr6" draw:text-style-name="P3" draw:layer="layout" svg:width="3.829cm" svg:height="1cm" svg:x="20.671cm" svg:y="20.1cm">
          <draw:text-box>
            <text:p><text:span text:style-name="T1">back (write)</text:span></text:p>
          </draw:text-box>
        </draw:frame>
        <draw:custom-shape draw:style-name="gr7" draw:text-style-name="P1" draw:layer="layout" svg:width="1.255cm" svg:height="4.429cm" draw:transform="rotate (1.5707963267949) translate (18.101cm 27.14cm)">
          <text:p/>
          <draw:enhanced-geometry svg:viewBox="0 0 21600 21600" draw:mirror-horizontal="false" draw:mirror-vertical="false" draw:glue-points="21600 0 0 10800 21600 21600" draw:text-areas="13800 ?f9 21600 ?f10" draw:type="left-brace" draw:modifiers="2152.029520295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2.078cm" svg:height="1.047cm" svg:x="19.422cm" svg:y="27.197cm">
          <draw:text-box>
            <text:p><text:span text:style-name="T2">Data</text:span></text:p>
          </draw:text-box>
        </draw:frame>
        <draw:custom-shape draw:style-name="gr2" draw:text-style-name="P1" draw:layer="layout" svg:width="1.533cm" svg:height="1.534cm" svg:x="8.799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4cm" svg:height="1.534cm" svg:x="10.332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1.866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3.399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4cm" svg:height="1.534cm" svg:x="14.932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33cm" svg:height="1.534cm" svg:x="16.466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4cm" svg:height="1.534cm" svg:x="17.999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19.533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21.066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22.599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4cm" svg:height="1.534cm" svg:x="24.132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33cm" svg:height="1.534cm" svg:x="25.666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932cm" svg:y1="31.215cm" svg:x2="17.932cm" svg:y2="34.212cm">
          <text:p/>
        </draw:line>
        <draw:frame draw:style-name="gr5" draw:text-style-name="P2" draw:layer="layout" svg:width="3.728cm" svg:height="1.1cm" svg:x="16.071cm" svg:y="30.1cm">
          <draw:text-box>
            <text:p text:style-name="P1"><text:span text:style-name="T1">front (read)</text:span></text:p>
          </draw:text-box>
        </draw:frame>
        <draw:line draw:style-name="gr4" draw:text-style-name="P1" draw:layer="layout" svg:x1="10.3cm" svg:y1="31.215cm" svg:x2="10.3cm" svg:y2="34.212cm">
          <text:p/>
        </draw:line>
        <draw:frame draw:style-name="gr6" draw:text-style-name="P3" draw:layer="layout" svg:width="3.829cm" svg:height="1cm" svg:x="8.37cm" svg:y="30.1cm">
          <draw:text-box>
            <text:p><text:span text:style-name="T1">back (write)</text:span></text:p>
          </draw:text-box>
        </draw:frame>
        <draw:custom-shape draw:style-name="gr7" draw:text-style-name="P1" draw:layer="layout" svg:width="1.255cm" svg:height="10.5cm" draw:transform="rotate (1.5707963267949) translate (18.1cm 37.14cm)">
          <text:p/>
          <draw:enhanced-geometry svg:viewBox="0 0 21600 21600" draw:mirror-horizontal="false" draw:mirror-vertical="false" draw:glue-points="21600 0 0 10800 21600 21600" draw:text-areas="13800 ?f9 21600 ?f10" draw:type="left-brace" draw:modifiers="2152.029520295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2.078cm" svg:height="1.047cm" svg:x="22.221cm" svg:y="37.197cm">
          <draw:text-box>
            <text:p><text:span text:style-name="T2">Data</text:span></text:p>
          </draw:text-box>
        </draw:frame>
        <draw:custom-shape draw:style-name="gr9" draw:text-style-name="P1" draw:layer="layout" svg:width="1.533cm" svg:height="1.534cm" svg:x="27.166cm" svg:y="3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55cm" svg:height="10.5cm" draw:transform="rotate (1.5707963267949) translate (-0.199cm 37.14cm)">
          <text:p/>
          <draw:enhanced-geometry svg:viewBox="0 0 21600 21600" draw:mirror-horizontal="false" draw:mirror-vertical="false" draw:glue-points="21600 0 0 10800 21600 21600" draw:text-areas="13800 ?f9 21600 ?f10" draw:type="left-brace" draw:modifiers="2152.029520295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9.5cm" svg:height="4.2cm" svg:x="-0.7cm" svg:y="3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9.693cm" svg:height="1.047cm" svg:x="1.107cm" svg:y="13.353cm">
          <draw:text-box>
            <text:p><text:span text:style-name="T3">After some reading/writing:</text:span></text:p>
          </draw:text-box>
        </draw:frame>
        <draw:frame draw:style-name="gr12" draw:text-style-name="P5" draw:layer="layout" svg:width="7.771cm" svg:height="1.047cm" svg:x="1.1cm" svg:y="22.553cm">
          <draw:text-box>
            <text:p><text:span text:style-name="T3">After reading 2 items:</text:span></text:p>
          </draw:text-box>
        </draw:frame>
        <draw:frame draw:style-name="gr13" draw:text-style-name="P5" draw:layer="layout" svg:width="7.534cm" svg:height="1.047cm" svg:x="1.1cm" svg:y="31.653cm">
          <draw:text-box>
            <text:p><text:span text:style-name="T3">After writing 4 items:</text:span></text:p>
          </draw:text-box>
        </draw:frame>
        <draw:custom-shape draw:style-name="gr3" draw:text-style-name="P1" draw:layer="layout" svg:width="1.533cm" svg:height="1.534cm" svg:x="8.80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10.334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11.868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13.40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14.934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16.468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18.00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19.535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1.068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2.601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4cm" svg:height="1.534cm" svg:x="24.134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33cm" svg:height="1.534cm" svg:x="25.668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834cm" svg:y1="2.815cm" svg:x2="8.834cm" svg:y2="5.812cm">
          <text:p/>
        </draw:line>
        <draw:frame draw:style-name="gr5" draw:text-style-name="P2" draw:layer="layout" svg:width="3.728cm" svg:height="1.1cm" svg:x="6.973cm" svg:y="1.7cm">
          <draw:text-box>
            <text:p text:style-name="P1"><text:span text:style-name="T1">front (read)</text:span></text:p>
          </draw:text-box>
        </draw:frame>
        <draw:frame draw:style-name="gr14" draw:text-style-name="P3" draw:layer="layout" svg:width="3.829cm" svg:height="1.284cm" svg:x="6.971cm" svg:y="9.516cm">
          <draw:text-box>
            <text:p><text:span text:style-name="T1">back (write)</text:span></text:p>
          </draw:text-box>
        </draw:frame>
        <draw:frame draw:style-name="gr15" draw:text-style-name="P5" draw:layer="layout" svg:width="2.898cm" svg:height="1.047cm" svg:x="1.107cm" svg:y="3.853cm">
          <draw:text-box>
            <text:p><text:span text:style-name="T3">Empty:</text:span></text:p>
          </draw:text-box>
        </draw:frame>
        <draw:line draw:style-name="gr4" draw:text-style-name="P1" draw:layer="layout" svg:x1="8.834cm" svg:y1="9.3cm" svg:x2="8.834cm" svg:y2="7.3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23:59:11.258094022</meta:creation-date>
    <dc:date>2015-03-28T15:34:32.663026113</dc:date>
    <meta:editing-duration>PT1H6M47S</meta:editing-duration>
    <meta:editing-cycles>31</meta:editing-cycles>
    <meta:generator>LibreOffice/4.2.7.2$Linux_X86_64 LibreOffice_project/420m0$Build-2</meta:generator>
    <meta:document-statistic meta:object-count="77"/>
  </office:meta>
</office:document-meta>
</file>